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Bet You Didn't Know That There's NO LAW REQUIRING YOU TO HAVE A 'DRIVER'S LICENSE'! That Being Said.......AS PROMISED....HERE'S...<text:line-break/>YOUR RIGHT TO TRAVEL!.... !!! PAY ATTENTION !!! </text:p>
      <text:p text:style-name="Text_20_body">PROJECT PAPER PLANES</text:p>
      <text:p text:style-name="Text_20_body">THE RIGHT TO TRAVEL</text:p>
      <text:p text:style-name="Text_20_body">Driving IS YOUR RIGHT. Free Use of Public Highways IS YOUR RIGHT.</text:p>
      <text:p text:style-name="Text_20_body">These are absolute truths without question, held up by courts in Canada and the USA, and fully recognized (albeit not publicly) by police forces everywhere. Every citizen and peace officer should read this page completely. TO TRAVEL IS A "RIGHT," NOT A GOVERNMENT GRANTED "PRIVILEGE", and use of your private automobile on public roads and highways CANNOT be regulated, taxed, restricted or constrained in any way whatsoever whether it be via police roadchecks and traffic stops or by use of such schemes as "mandatory" insurance, registration, driver licensing (contracts), etc.</text:p>
      <text:p text:style-name="Text_20_body">READ CAREFULLY<text:line-break/>"The Right of the Citizen to travel upon the public highways and to transport his property thereon, either by horse drawn carriage or by automobile, is not a mere privilege which a city can prohibit or permit at will, but a common Right which he has under the right to life, liberty, and the pursuit of happiness." - Thompson vs. Smith, 154 SE 579.</text:p>
      <text:p text:style-name="Text_20_body">From the day of the signing of the Magna Carta (the day of the horse and buggy) highways are free to the public. New rights can be granted, but existing rights can not be taken away (this is a basic principle of common law). The Charter of Rights was introduced in 1982. Until then the court relied on the common law (laws inherited from Britain).</text:p>
      <text:p text:style-name="Text_20_body">• The Charter doesn’t override previous rights.</text:p>
      <text:p text:style-name="Text_20_body"><text:a xlink:type="simple" xlink:href="http://l.facebook.com/l.php?u=http%3A%2F%2Flaws.justice.gc.ca%2Fen%2Fcharter%2F26&amp;h=ZAQGeQaG0&amp;enc=AZNyjJNUgz-mF-5RL1xc8RKfALdV6ResETcmPY6hkMfYhw12o7btE7tLwUUjYvmmSoPmbraT775xmmlwj41uNgeY3I5-SCjTZv2vunecd8ipn89cCMBD4UxVpxxSe3U-KkxIlI8CgzsWyrvLA-Yq-3nJ_Q9D16kxgIib42pUZRMAUA&amp;s=1" office:target-frame-name="_blank" xlink:show="new">http://laws.justice.gc.ca/en/charter/26</text:a>. The guarantee in this Charter of certain rights and freedoms shall not be construed as denying the existence of any other rights or freedoms that exist in Canada. (Comment in margin: “Other rights and freedoms not affected by Charter”)</text:p>
      <text:p text:style-name="Text_20_body">The Common Law:<text:line-break/>• Magna Carta – was signed in 1215 when people placed a knife to the throat of King John<text:line-break/>• English Bill of Rights<text:line-break/>• Absolute Right of Bail<text:line-break/>• Assize of Arms</text:p>
      <text:p text:style-name="Text_20_body">Deceased MP Stanley Knowles declared in the House of Commons about the Common Law:<text:line-break/>“It consists of a number of statues, some of them Canadian, some of them pre-1867, some since 1867. After all, Magna Carta, the Bill of Rights of 1688 and many other statues are in effect part of the constitution of Canada”.</text:p>
      <text:p text:style-name="Text_20_body">Examples of Inalienable Rights<text:line-break/>• Personal security. • Personal liberty.<text:line-break/>• Right to own and enjoyment of personal property.</text:p>
      <text:p text:style-name="Text_20_body">The government doesn’t own the highways.<text:line-break/>• The government holds the highways in trust for the people. (Example: a trustee is holding your money, but has no jurisdiction to spend it without your consent, even if he thinks it’s in your best interest).<text:line-break/>• The rules of Traffic Acts are there to regulate the use of highways in the public’s interest.<text:line-break/>But not to destroy your rights to use them.<text:line-break/>• Traveling on public highway in your car is a right not a privilege.</text:p>
      <text:p text:style-name="Text_20_body">Fees<text:line-break/>• An execution of a right can not be charged a fee.<text:line-break/><text:soft-page-break/>• Insurance fees can not be mandatory. Advice: Use identification plates for cars that are not tied with insurance .<text:line-break/>• Historical note: when insurance was first introduced rates were low. In Manitoba, in past 10 years, motorcycle insurance went up over 288%. The amount of motor-cyclists went down from 20,000 to 5,000.<text:line-break/>• Other types of unlawful fees are: parking fees, speeding tickets, charges for registration and renewal of a driver license (they are there to raise revenue for police).</text:p>
      <text:p text:style-name="Text_20_body">A "DRIVER" is defined in the National Safety Code - the Federal regulations governing commercial operations on Canada's highways - as: "A DRIVER is a person who drives a commercial vehicle".</text:p>
      <text:p text:style-name="Text_20_body">Any common dictionary will tell you that the word "drives" means directing something or someone to a destination. "COMMERCIAL" means a venture wherein there is a profit, or intended profit. A "BUSINESS" is a COMMERCIAL venture. "MOTOR CARRIER AUTHORITY" is exercised over Commercial TRANSPORTATION. A VEHICLE engaged in COMMERCIAL TRANSPORTATION is called a COMMERCIAL VEHICLE. COMMERCIAL TRANSPORTATION is the acting as a third party in the movement of passengers (with tickets) or goods (with bill of lading) in the exercise of the liberty or property right.</text:p>
      <text:p text:style-name="Text_20_body">Since the exercise of exchanging one's skill and labour for money is a right, the driving of a commercial transportation vehicle cannot be deemed an unlawful act requiring a license. Therefore, the term "driver or commercial driver" can only apply to an "owner/operator".</text:p>
      <text:p text:style-name="Text_20_body">What, then, is the "CRIME" in DRIVING?</text:p>
      <text:p text:style-name="Text_20_body">DRIVING is a COMMERCIAL venture which uses the PUBLIC HIGHWAYS as a TOOL. This useage is a form of THEFT. Remember, theft entails UNAUTHORIZED USE as well as the unlawful physical confiscation (stealing) of property.</text:p>
      <text:p text:style-name="Text_20_body">A "LICENSE" is a waiver of prosecution for doing something that would normally be unlawful.</text:p>
      <text:p text:style-name="Text_20_body">A "LICENSE" is a form of CONTRACT.</text:p>
      <text:p text:style-name="Text_20_body">A CONTRACT must have three factors, which are:1. An exchange of property of equal value. 2. Full disclosure of terms.3.</text:p>
      <text:p text:style-name="Text_20_body">Entered into voluntarily by all parties concerned.(A contract exchanging your property (right to travel) for the "privilege" of driving certainly isn't a valid contract.)</text:p>
      <text:p text:style-name="Text_20_body">Generally, an owner of property issues a "permit" or permission statement when there may be a situation where the user of someone else's property may be brought to question. A trustee representing a large group of owners would issue a "license". The Crown, and thus the Provincial government, is the trustee of the public highways and roads; and, therefore, has authority to issue licenses for drivers.</text:p>
      <text:p text:style-name="Text_20_body">Upon receiving and acknowledging by your signature that you are a "DRIVER", you have admitted by signed confession that you are doing something unlawful. The public record of your signed application constitutes a "GUILTY PLEA", just as if it had been entered in the permanent record of a Court of Law.</text:p>
      <text:p text:style-name="Text_20_body">Now, drawing from your own source of knowledge, you can understand that there is no "trial" or "jury" for someone who is charged with a crime and who enters a GUILTY plea. That person proceeds directly into the custody of the Crown as a convicted criminal. That person becomes a "WARD" of the Crown, and GUARDS or WARDENS have a military type control over that person until his sentence, or his debt to the public is completed.</text:p>
      <text:p text:style-name="Text_20_body">How does this apply to DRIVERS? Driver's licenses are issued for a fixed period, the term of the sentence for the unlawful act. Licenses expire; but, the unlawful act is still of public record. Unlawful acts have no statutory limitation; so, presumably, you can forever be held accountable for <text:soft-page-break/>the unlawful act of being a DRIVER.</text:p>
      <text:p text:style-name="Text_20_body">The police act under the authority of a prison warden or guard when acting as enforcement officers of the Motor Vehicle Act. They are not acting as peace or public officers. Now you know why they can issue citations, decide fines, search vehicles, confiscate vehicles, arrest and confine people without a warrant and/or with no evidence of any crime as described in the common law, and maybe they even stretch it to the point of searching homes without a warrant (as the Federal gun control legislation supposedly authorizes).</text:p>
      <text:p text:style-name="Text_20_body">Our government has converted us all into "CONVICTED CRIMINALS" by use of "Driver's Licenses" and other licensing schemes - such as the "Marriage License". The Sang Chong Case of 1909 in British Columbia (B.C. Appeals Court) stated in the Judges finding for a street peddlar of vegetables, that one of the freedoms enjoyed by the people was free use of the highways.</text:p>
      <text:p text:style-name="Text_20_body">There are many precedent setting cases, as well as constitutional documents in the USA which state the same sentiments as did the B.C. Judges in 1909.</text:p>
      <text:p text:style-name="Text_20_body">The RIGHT TO TRAVEL derives from the inalienable property right, in that, one has the right to exchange or sell property. The place of exchange or sale of property is the "market" - a term with broad meaning. Travel to market is guaranteed through the property right. Remember, LABOUR and SKILLS are property. Also, the right to travel is included in your right to go to the church of your choice. The travel rights were invoked in ancient times to prevent interference in the exercise of primary rights. The right to travel is part of the absolute right of "liberty". Liberty also entails the right to exercise other rights.</text:p>
      <text:p text:style-name="Text_20_body">In the above definitions, there is a question as to whether a person who is hired or contracted to drive a commercial vehicle is actually doing anything that could be considered unlawful; and, therefore in need of a license. It seems that the licensing need would only fall upon an owner/operator or the owners of a trucking or busing company.</text:p>
      <text:p text:style-name="Text_20_body">Anyhow, if you are not in the business of commercial trucking or busing, why do you have a "driver's license"?</text:p>
      <text:p text:style-name="Text_20_body">The Motor Vehicle Act is private legislation directed at "commercial drivers". It is not the "law of the Land" or public (general) law. I bring to your attention the word "outlawed". Outlawed means being outside the protection of the Common Law. The protection of the Common Law basically means that you cannot be charged for non-performance of any regulation; and, that there must be damage to person or property before there is an offense which would warrant requiring you to appear in court. As a so-called driver (with license), you have been deceptively and fraudulently taken out of the protection of the Common Law (outlawed) by the quasi-legitimate Provincial Government and placed under prison or military law, where no protections or rights exist.</text:p>
      <text:p text:style-name="Text_20_body">The COMMON LAW remedy, if you have a driver's licence, would be to revoke the licensing contract by CONSTRUCTIVE NOTICE to the Minister of Transportation or the equivalent portfolio in your province.</text:p>
      <text:p text:style-name="Text_20_body">If you don't wish to fight the hassles of not carrying a "driver's license", have your license re-issued and place brackets around your signature. If you put brackets around your signature, in law, its as if there is no signature there. This could also be used if the traffic cop has you sign a traffic citation; or, if you a coerced into signing any other kind of summons to appear. Placing the expression "without prejudice" above your signature and/or "trustee" behind your signature also affords some protection against liability for responsibility under the licensing contract. This has apparently worked quite well in the USA; however, staff of Motor Vehicle registery offices may not let you do this. (Although I have had no problems accomplishing this)</text:p>
      <text:p text:style-name="Text_20_body">The plate issued by the province, commonly called a "license plate" is (or was) only a registration number for identification. Most provinces have elevated cars to the status of a legal entity; and, have laid claim to actual ownership of cars and private trucks, with only possession rights going to <text:soft-page-break/>those who believe they "bought" the car.</text:p>
      <text:p text:style-name="Text_20_body">If you buy a new car, insure that you actually receive a "bill of sale", not a "title of ownership". A title of ownership only signifies "possession rights". Then, there is the Manufacturer's Certificate of Origin. You have approximately two weeks after you purchase a new automobile to get the "Manufacturer's Certificate of Origin" from the manufacturer before they dispose of it. Do you suppose they dispose of it by sending it to the provincial government where the vehicle was registered?</text:p>
      <text:p text:style-name="Text_20_body">Should you decide to go "whole hog", and remove your license plate from your car, there are some important steps you must take. First, you would need a "constructive notice" to the Provincial Minister of Highways telling him/her that you are revoking any assumed contract which supposedly made your car a "legal entity'; and, that you are withdrawing any form of implied trust which gave trustee ownership of your property - your car - to the Province or the Crown. Second, you would need a plate to replace the license plate, upon which would be: "This Car Is The Private Property Of (Your name, properly spelled out, See under TICKETS) Travelling Under Common Law Right".</text:p>
      <text:p text:style-name="Text_20_body">If you do not have any plate on your car, the police have a perfect right as a peace officer to investigate a possible stolen vehicle.</text:p>
      <text:p text:style-name="Text_20_body">The replacement plate is a trespass warning to the police that they are dealing with private property. Third, you will need to carry some proof of ownership, such as a bill of sale and , if available, the manufacturer's certificate of origin. In common law, possession is 9/10th of the law. If there is no official report of this particular piece of property being stolen; or, there is no particular evidence of it being someone else's property (say, by a name on the door, etc.), the police have no reason to question your possession.</text:p>
      <text:p text:style-name="Text_20_body">IF, or more appropriately, WHEN you are stopped by the police, they are going to ask you to produce a driver's license, vehicle registration and proof of insurance. Lock your doors and talk to the police officer through a slightly rolled down window. Remove your keys from the ignition. (They may attempt to grab your keys and seize your car). That would be armed robbery and breach of trust of a public officer if they do attempt this. Remember, although police do much in the way of commendable work, when acting as a motor vehicle enforcement officer, they are acting as armed thugs. Your response should be: Officer, has there been a breach of the peace? His response will include some statement in which he mentions the Motor Vehicle Act. This tells you that the Officer is not acting as a "peace officer"; but, is acting as a "Warden".</text:p>
      <text:p text:style-name="Text_20_body">For a police officer, acting as a warden, to use arrest authority against a free and natural person for their exercising of their common law right(s) is a criminal act of common aggression. If he makes any move to use force, such as marshal arts or a weapon to effect an arrest against such a person, that becomes "armed aggression". Such acts are outside a warden's authority.</text:p>
      <text:p text:style-name="Text_20_body">Several years ago, the Governor of the State of Arizona sent a warning memo to all State Troopers telling them that they were to leave peaceful and non-suspicious cars without license plates alone. If they were attacked or harmed by the owners of such cars, those troopers would not be protected under the Police Protection Act.</text:p>
      <text:p text:style-name="Text_20_body">TICKETS:</text:p>
      <text:p text:style-name="Text_20_body">1. File an Abatement of type “Dilatory Plea”; it allows to change the procedure by which you<text:line-break/>defend, by allowing you to make a statement before you are in “defending mode”.<text:line-break/>2. You can’t use a lawyer, must do all by yourself.<text:line-break/>3. Don’t appear in traffic court – by doing so you admit that you’re guilty. If you end up in traffic court, inform the judge that you want to be transferred to a regular provincial court.<text:line-break/>4. Draft “Affidavit of Dilatory Plea”. It must be sworn by any magistrate or justice of the peace. Then give to court.<text:line-break/>5. Provide court precedence (previous cases) upon which you will rely.<text:line-break/><text:soft-page-break/>6. When in provincial court, ask the judge if you are judged by Admiralty Law, or by Common<text:line-break/>Law. If Admiralty Law – leave, or if forced to stay, remain mute.<text:line-break/>7. Otherwise if it is indeed Common Law, confirm with judge if rights and freedoms are preserved by Common Law.<text:line-break/>8. Attack: prove to court that you have the rights to use the public highway using your “automobile” to travel for private pleasure.</text:p>
      <text:p text:style-name="Text_20_body">Regarding the driver's license, you would ask: Does this car appear to you to be a commercial vehicle? Under common law, you would only have to prove financial responsibility if you were in an accident and have damage to other property. Most, if not all Provinces have the requirement for insurance to establish financial responsibility; but, that is written within the Motor Vehicle Acts - acts which are only applicable to commercial vehicles, or as they have been doing, applicable to vehicles placed into the trustee ownership of the Crown through vehicle registration.</text:p>
      <text:p text:style-name="Text_20_body">So, for the "proof of insurance" question, you would ask: Does it appear to you that I have done any damage to any person or property? If the officer tells you that you must sign the ticket, put brackets around your signature (that nullifies your signature). If you are arrested, you can apply for "Haebas Corpus". You will have to, and should, research the use of that right, especially if you are going to de-license. Fighting any ticket or summons to appear is listed below.</text:p>
      <text:p text:style-name="Text_20_body">Should you choose to avoid some of the hassles you would, no doubt, encounter if you do not register your car, you can sign the registration and put the words "without Prejudice" after your signature. The term "without prejudice" means that you are making no contracts by your act of affixing your signature to that document.</text:p>
      <text:p text:style-name="Text_20_body">Most people confuse "driver's license" with a "proficiency certificate". The Crown has the duty to protect the public from harm. Automobiles are dangerous mechanisms, especially in the hands of the ignorant, the untrained, the careless, the alcohol or drug impaired, the emotionally unstable and/or the arrogant. A requirement for a demonstrated proficiency level and proof of proficiency in the form of a certificate would certainly be in order for the operation of a motor vehicle. (Although the term "motor vehicle" may imply provincial ownership, according to some researchers, here it is used strictly to mean a wheeled engine-powered machine used for travelling.) A peace officer certainly has the power to restrain the misuser of a dangerous instrument.</text:p>
      <text:p text:style-name="Text_20_body">A point system is currently in effect. That system, combined with a requirement to appear in court to explain one's actions to a Judge, and before the public would go much further to deter inappropriate use of vehicles than the current system of radar speed traps and multi-nova cameras.</text:p>
      <text:p text:style-name="Text_20_body">If you get stopped in a radar speed trap, you can demand that the radar, and the patrol car (if the radar is attached) be seized and sealed as your defense evidence. The patrol car would have to be trucked to a secure compound as the evidence may be subject to tampering.</text:p>
      <text:p text:style-name="Text_20_body">If the policeman writes your name any other way than the proper common law way, (IE: John Fitzgerald Kennedy) it is a military name; and, therefore inapplicable to you ( if you have properly nullified your signature on the license you are carrying ). As a "ward of the Crown", military or prison names are legal in administrative courts - traffic courts. The proper common law presentation of a name is: First Middle Last - Start with a cap and the remainder of each name in lower case.Example: John Fitzgerald Kennedy</text:p>
      <text:p text:style-name="Text_20_body">Most tickets for speeding state a speed. For instance, 68km in a 50km zone. Fines are based upon 68km. You are allowed 50km, so, you should only be penalized for 18km. Of course, this is based upon your being classed as a "driver". If you take the common law measures mentioned earlier, such tickets are invalid unless there has been damage to a person or property.</text:p>
      <text:p text:style-name="Text_20_body">If you wish to go to court to fight a ticket, question the name on the ticket. If that doesn't impress the Traffic Court (administrative - not judicial court) judge, then, after the policeman states his evidence and you are given opportunity to question him/her, say: "NO", I wish to call my own <text:soft-page-break/>witness". You then name the officer.</text:p>
      <text:p text:style-name="Text_20_body">Your questions to the officer are (and, these questions can also be asked of the judge): 1. (If you have the "without prejudice" on your driver's license, have your signature in brackets, or have "trustee" after your signature) Ask him to read the signature on your license. If he doesn't mention it, ask him to note the signature and additions. Again, this should make an impression on the judge.</text:p>
      <text:p text:style-name="Text_20_body">2. Ask: Do you personally have any cause of action or judgment against me? His answer has to be: NO.</text:p>
      <text:p text:style-name="Text_20_body">3. Ask: Do you know of anyone else who has a cause of action or judgment against me? The answer has to be: NO.</text:p>
      <text:p text:style-name="Text_20_body">As an option, if you feel comfortable in doing so - and fiesty, you may ask additional questions of the officer, such as: Are you a peace officer? He has to say "yes". Was there a breach of the peace on the occasion of your giving me the citation which brings us here today into this court? He has to say "no".</text:p>
      <text:p text:style-name="Text_20_body">Under what authority, then, did you impede my travel at (place) on (time and date) and serve me with this citation? He would have to answer: "The Motor Vehicle Act".</text:p>
      <text:p text:style-name="Text_20_body">How does the Motor Vehicle Act give you the authority to violate sections 20, 24, 38 and 39 of the Magna Carta; and, do that against a natural person exercising his common law right to travel on Her Majesty's highways? His answer here (if the Judge lets him answer) may be: "You are a licensed driver".</text:p>
      <text:p text:style-name="Text_20_body">Are you aware of the Sang Chong case of 1909 in the Appeal Court of B.C., the pertinant part which I will read to you?</text:p>
      <text:p text:style-name="Text_20_body">Are you aware of the definition of "driver" in the National Safety Code as adopted in British columbia? Let me refresh your memory. (Read definition)</text:p>
      <text:p text:style-name="Text_20_body">Sir, did you observe that my car was not a commercial vehicle when you decided to stop me on (date)? His answer: ??</text:p>
      <text:p text:style-name="Text_20_body">Do you believe that a driver's license carried by a natural person who is travelling in his/her private conveyance gives any authority to a peace officer to enforce regulations which can only be construed as being enforceable against a person who is operating a commercial vehicle?</text:p>
      <text:p text:style-name="Text_20_body">You then turn to the judge and demand that the case be dismissed for want of proper cause; and, demand that the officer and Crown attorney be sanctioned for the criminal act of "breach of trust of a public officer".</text:p>
      <text:p text:style-name="Text_20_body">What about Risks?<text:line-break/>• Government doesn’t have the right to make risk free highways by denying rights of people to use them.<text:line-break/>• Individuals who choose to be around highways are deliberately placing themselves at<text:line-break/>risk – its their choice.<text:line-break/>• People still speed and occupy parking meters as long as they want.<text:line-break/>• Speeding is not the cause of the majority of accidents.</text:p>
      <text:p text:style-name="Text_20_body">Driver License<text:line-break/>• As already covered, a Driver license is required only if vehicle is used for commercial purposes<text:line-break/>• In literature referenced “automobile” means private vehicle used for leisure, and “motor vehicle” – a commercial vehicle used for business.<text:line-break/>• Driver License is not a certificate of skill of driving.<text:line-break/>• When you get a driver license, you sign a contract to Obey Laws in the Motor Vehicle Act. You are signing your rights away! You don’t have to sign it . Without signing you will not be granted a driver license, because they cannot take your money and your rights without your written consent!</text:p>
      <text:p text:style-name="Text_20_body"><text:soft-page-break/>Advice: Cancel contract by sending “Affidavit of Denial of Jurisdiction”. If no response (or denial response), send “Constructive Notice”. (Just Google it for info. I will post forms on this site in the near future)</text:p>
      <text:p text:style-name="Text_20_body">More thoughts<text:line-break/>• You can not be stopped by police without reason and asked to inspect papers, unless they have a search order from the court.<text:line-break/>• You can not be charged with a possible crime if you haven’t committed it. If you don’t interfere with other traffic, you can not be pulled over<text:line-break/>• The corner stone of a police state is the restriction on free travel and registration of the means to do so and the identification of those who wish to do so.</text:p>
      <text:p text:style-name="Text_20_body">What is freedom if one is not free to move from<text:line-break/>point A to point B, UNREGISTERED and UNLICENSED?</text:p>
      <text:p text:style-name="Text_20_body">DESPITE ACTIONS OF POLICE AND LOCAL COURTS, HIGHER COURTS HAVE RULED THAT WE HAVE A RIGHT TO TRAVEL WITHOUT GOVERNMENT PERMITS</text:p>
      <text:p text:style-name="Text_20_body">A vehicle is property and a person cannot be deprived of property without due process of law. The term property, within the meaning of the due process clause, includes the RIGHT to make full use of the property which one has the unalienable RIGHT to acquire. Every Citizen has an unalienable RIGHT to make use of the public highways; every Citizen has full freedom to travel from place to place in the enjoyment of life and liberty.</text:p>
      <text:p text:style-name="Text_20_body">Those who do not fight for their rights do not deserve them.<text:line-break/>Courts affirm that Citizens have the right to<text:line-break/>travel freely on the public right of way.<text:line-break/>If ever a judge understood the public's right to use the public roads, it was Justice Tolman of the Supreme Court of the State of Washington. Justice Tolman stated:<text:line-break/>"Complete freedom of the highways is so old and well established a blessing that we have forgotten the days of the Robber Barons and toll roads, and yet, under an act like this, arbitrarily administered, the highways may be completely monopolized, if, through lack of interest, the people submit, then they may look to see the most sacred of their liberties taken from them one by one, by more or less rapid encroachment." - Robertson vs. Department of Public Works, 180 Wash 133, 147.<text:line-break/>The words of Justice Tolman ring most prophetically in the ears of Citizens throughout Canada and the USA today as the use of the public roads has been monopolized by the very entity which has been empowered to stand guard over our freedoms, i.e., that of government.</text:p>
      <text:p text:style-name="Text_20_body">SPECIAL POLICE OFFICER BULLETIN:<text:line-break/>"For many years Professionals within the criminal justice System have acted upon the belief that traveling by motor vehicle upon the roadway was a privilege that was gained by a citizen only after approval by their respective state government in the form of the issuance of a permit or license to that Particular individual. Legislators, police officers and court officials are becoming aware that there are now court decisions that prove the fallacy of the legal opinion that" driving is a privilege and therefore requires government approval, i.e. a license". Some of these cases are:</text:p>
      <text:p text:style-name="Text_20_body">Case # 1 - "Even the legislature has no power to deny to a citizen the right to travel upon the highway and transport his property in the ordinary course of his business or pleasure, though this right may be regulated in accordance with the public interest and convenience." - Chicago Motor Coach v Chicago 169 NE 22<text:line-break/>("Regulated" here means traffic safety enforcement, stop lights, signs, etc. NOT a privilege that requires permission i.e.- licensing, mandatory insurance, vehicle registration, etc.)</text:p>
      <text:p text:style-name="Text_20_body">Case # 2 - "The right of the citizen to travel upon the public highways and to transport his property thereon, either by carriage or by automobile, is not a mere privilege which a city may prohibit or permit at will, but a common right which he has under the right to life, liberty, and the pursuit of happiness." - Thompson v Smith 154 SE 579.</text:p>
      <text:p text:style-name="Text_20_body"><text:soft-page-break/>It could not be stated more conclusively that Citizens of the states have a right to travel, without approval or restriction, (license,) and that this right is protected under the U.S. Constitution. Here are other court decisions that expound the same facts:</text:p>
      <text:p text:style-name="Text_20_body">Case # 3 - "The right to travel is a part of the liberty of which the citizen cannot be deprived without due process of law under the 5th Amendment." - Kent v Dulles, 357 U.S. 116, 125.</text:p>
      <text:p text:style-name="Text_20_body">Case # 4 - "Undoubtedly the right of locomotion, the right to remove from one place to another according to inclination, is an attribute of personal Liberty, and the right, ordinarily, of free transit from or through the territory of any State is a right secured by the l4th Amendment and by other provisions of the Constitution." - Schactman v Dulles, 96 App D.C. 287, 293.</text:p>
      <text:p text:style-name="Text_20_body">FUNDAMENTAL RIGHT<text:line-break/>As hard as it is for those of us in Law enforcement to believe, there is no room for speculation in these court decisions. The American citizen does indeed have the inalienable right to use the roadways unrestricted in any manner as long as they are not damaging or violating property or rights of another.<text:line-break/>Government, in requiring the people to file for "drivers Licenses, vehicle registrations, mandatory insurance, and demanding they stop for vehicle inspections, DUI/DWI roadblocks etc. without question, are "restricting", and therefore violating, the Peoples common law right to travel.</text:p>
      <text:p text:style-name="Text_20_body">Is this a new legal interpretation on this subject of the right to travel? Apparently not. The American Citizens and Lawmen Association in conjunction with The U.S. Federal Law Research Center are presently involved in studies in several areas involving questions on constitutional law. One of the many areas under review is the area of "Citizens right to travel." In an interview a spokesmen stated: "Upon researching this subject over many months, substantial case law has presented itself that completely substantiates the position that the "right to travel unrestricted upon the nations highways" is and has always been a fundamental right of every Citizen."</text:p>
      <text:p text:style-name="Text_20_body">This means that the "beliefs and opinions" our state legislators, the courts, and those of as involved in the law enforcement profession have acted upon for years have been in error. Researchers armed with actual facts state that U.S. case law is overwhelming in determining that - to restrict, in any fashion, the movement of the individual American in the free exercise of their right to travel upon the roadways, (excluding "commerce" which the state Legislatures are correct in regulating), is a serious breach of those<text:line-break/>freedoms secured by the U.S. Constitution, and most state Constitutions, i.e - it is Unlawful.</text:p>
      <text:p text:style-name="Text_20_body">THE REVELATION THAT THE AMERICAN CITIZEN HAS ALWAYS HAD THE INALIENABLE RIGHT TO TRAVEL RAISES PROFOUND QUESTIONS TO THOSE WHO ARE INVOLVED IN MAKING AND ENFORCING STATE LAWS.</text:p>
      <text:p text:style-name="Text_20_body">The first of such questions may very well be - If the States have been enforcing laws that are unconstitutional on their face, it would seem that there must be some way that a state can legally put restrictions, such as - licensing requirements, mandatory insurance, vehicle registration, vehicle inspections, D.W.I. roadblocks, to name just a few, on a Citizens constitutionally protected right. Is that not so?</text:p>
      <text:p text:style-name="Text_20_body">For the answer to this question let us look, once again, to the U.S. courts for a determination on this very issue.</text:p>
      <text:p text:style-name="Text_20_body">The case of Hertado v. California, 110 U.S. 516. states very plainly: "The State cannot diminish rights of the people."<text:line-break/>"the assertion of federal rights, when plainly and reasonably made, is not to be defeated under the name of local practice."- Davis v. Wechsler, 263 U.S. 22, 24.<text:line-break/>Would we not say that these judicial decisions are straight to the point - that there is no lawful method for government to put restrictions or Limitations on rights belonging to the people?</text:p>
      <text:p text:style-name="Text_20_body">Other cases are even more straight forward:<text:line-break/><text:soft-page-break/>"Where rights secured by the Constitution are involved, there can be no rule making or legislation which would abrogate them." - Miranda v. Arizona, 384 U.S. 436, 491.</text:p>
      <text:p text:style-name="Text_20_body">"The claim and exercise of a constitutional right cannot be converted into a crime.· - Miller v. U.S., 230 F 2d 486, 489.<text:line-break/>"There can be no sanction or penalty imposed upon one because of this exercise of Constitutional rights."- Sherar v. Cullen, 481 F. 945.<text:line-break/>There is no question that a citation/ticket issued by a police officer, for no drivers license, no current vehicle registration, no vehicle insurance etc. which carries a fine or jail time, is a penalty or sanction, and is indeed "converting a Right into a crime".</text:p>
      <text:p text:style-name="Text_20_body">We could go on, quoting court decision after court decision, however, In addition, the Constitution itself answers our question- "Can a government legally put restrictions on the rights of the American people at anytime, for any reason"? (Such as in this particular case - when the government believes it to be for the safety and welfare of the people).</text:p>
      <text:p text:style-name="Text_20_body">The answer is found in ARTICLE SIX of the U.S. Constitution:</text:p>
      <text:p text:style-name="Text_20_body">"This Constitution, and the Laws of the United States which shall be made in Pursuance thereof;.shall be the supreme Law of the Land; and the judges in every State shall be bound thereby, any Thing in the Constitution or Laws of any State to the Contrary not withstanding". (This tells us that the U.S.<text:line-break/>Constitution is to be upheld over any state, county, or city Laws that are in opposition to it.)</text:p>
      <text:p text:style-name="Text_20_body">In the same Article it goes on to say just who it is within our governments that is bound by this Supreme Law:</text:p>
      <text:p text:style-name="Text_20_body">"The Senators and Representatives before mentioned, and the Members of the several State Legislatures, and all executive and judicial Officers, both of the United States and of the several States, shall be bound by Oath or Affirmation, to support this Constitution;". - ART. 6 U.S. CONST.</text:p>
      <text:p text:style-name="Text_20_body">We know that Police officers, are a part of the Executive branch. We are "Executive Officers".</text:p>
      <text:p text:style-name="Text_20_body">Article 6 above, is called the SUPREMACY CLAUSE, and it clearly states that, under every circumstance, the above listed officials in these United States must hold this documents tenets supreme over any other laws, regulations, or orders. Every U.S. Police officer knows that they have sworn a oath to the people of our nation that we will not only protect their lives and property, but, that we will uphold, and protect their freedoms and rights under the Supreme laws of this nation, - the U. S. Constitution.</text:p>
      <text:p text:style-name="Text_20_body">In this regard then, we must agree that those within government that restrict a Citizens rights, (such as restricting the peoples right to travel,) are acting in violation of his or her oath of office and are actually committing a crime against such Citizens. Here's an interesting question. Is ignorance of these laws an excuse for such acts by officials? If we are to follow the "letter of the law (as we are sworn to do), this<text:line-break/>places officials that involve themselves in such unlawful acts in an unfavorable legal situation. For it is a felony and federal crime to violate, or deprive citizens of their constitutionally protected rights.</text:p>
      <text:p text:style-name="Text_20_body">Our system of law dictates the fact that there are only two ways to legally remove a right belonging to the people. These are - #1 - by lawfully amending the constitution, or #2 - by a person knowingly waiving a<text:line-break/>particular right.</text:p>
      <text:p text:style-name="Text_20_body">Some of the confusion in our present system has arisen because many millions of people have waived their right to travel "unrestricted" upon the roadways of the states and opted into the jurisdiction of the state for various reasons. Those who have knowingly given up these rights are now legally regulated by state law, the proper courts, and "sworn, constitutionally empowered officers-of-the-law," and must acquire proper permits, registrations, insurance, etc.</text:p>
      <text:p text:style-name="Text_20_body"><text:soft-page-break/>There are basically two groups of people in this category:</text:p>
      <text:p text:style-name="Text_20_body">#1 - Any citizen that involves themselves in "commerce," (business for private gain), upon the highways of the state.</text:p>
      <text:p text:style-name="Text_20_body">Here is what the courts have said about this:<text:line-break/>"...For while a citizen has the right to travel upon the public highways and to transport his property thereon, that right does not extend to the use of the highways, either in whole or in part, as a place for private gain. For the latter purpose no person has a vested right to use the highways of the state, but is a privilege or license which the legislature may grant or withhold at its discretion..." - State v Johnson, 243 P. 1073, 1078.<text:line-break/>Other U.S. court cases that confirm and point out the difference between the "right" of the citizen to travel and a government "privilege" are - Barney v Board of Railroad Commissioners; State v City of Spokane, 186 P. 864.; Ex Parte Dickey (Dickey v Davis), 85 S.E. 781.; Teche Lines v Danforth, 12<text:line-break/>So.2d 784.</text:p>
      <text:p text:style-name="Text_20_body">There are numerous other court decisions that spell out the JURISDICTION issue in these two distinctly different activities. However, because of space restrictions we will leave it up to officers to research it further for themselves.</text:p>
      <text:p text:style-name="Text_20_body">#2 - The second group of citizens that are legally under the jurisdiction of the state is the individual citizen who has voluntarily and knowingly waived their right to travel "unregulated and unrestricted" by requesting placement under such jurisdiction through the acquisition of a state - drivers license, vehicle registration, mandatory insurance, etc. (In other words "by contract only".)</text:p>
      <text:p text:style-name="Text_20_body">We should remember what makes this "legal," and not a violation of the individual's common law right to travel "unrestricted" is that they knowingly volunteer, freely, by contract, to waive their right. If they were forced, coerced or unknowingly placed under the States powers, the courts have said it is a clear violation of their rights.</text:p>
      <text:p text:style-name="Text_20_body">This in itself raises a very interesting question. What percentage of the people in each state [and province in Canada] have filed, and received, licenses, registrations, insurance etc. after erroneously being advised by their government that it was mandatory?</text:p>
      <text:p text:style-name="Text_20_body">Many of our courts, attorneys and police officials are just becoming informed about this important issue and the difference between "Privileges vs. Rights". We can assume that the majority of those Americans carrying state licenses, vehicle registrations etc., have no knowledge of the rights they waived in obeying laws such as these that the U.S. Constitution clearly states are unlawful, i.e. "laws of no effect". In other words - "LAWS THAT ARE NOT LAWS AT AL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6S</meta:editing-duration>
    <meta:editing-cycles>3</meta:editing-cycles>
    <meta:generator>OpenOffice/4.0.1$Win32 OpenOffice.org_project/401m5$Build-9714</meta:generator>
    <dc:date>2014-10-23T12:10:38.51</dc:date>
    <meta:document-statistic meta:table-count="0" meta:image-count="0" meta:object-count="0" meta:page-count="10" meta:paragraph-count="107" meta:word-count="6274" meta:character-count="36632"/>
    <dc:creator>kanis Aeosphoros</dc:creator>
    <meta:user-defined meta:name="Info 1"/>
    <meta:user-defined meta:name="Info 2"/>
    <meta:user-defined meta:name="Info 3"/>
    <meta:user-defined meta:name="Info 4"/>
  </office:meta>
</office:document-meta>
</file>